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6.112cm"/>
    </style:style>
    <style:style style:name="Tabela1.B" style:family="table-column">
      <style:table-column-properties style:column-width="10.9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379" officeooo:paragraph-rsid="00058379"/>
    </style:style>
    <style:style style:name="P2" style:family="paragraph" style:parent-style-name="Standard">
      <style:paragraph-properties fo:text-align="end" style:justify-single-word="false"/>
      <style:text-properties officeooo:rsid="00058379" officeooo:paragraph-rsid="00058379"/>
    </style:style>
    <style:style style:name="P3" style:family="paragraph" style:parent-style-name="Standard">
      <style:paragraph-properties fo:text-align="start" style:justify-single-word="false"/>
      <style:text-properties officeooo:rsid="00058379" officeooo:paragraph-rsid="00058379"/>
    </style:style>
    <style:style style:name="P4" style:family="paragraph" style:parent-style-name="Standard">
      <style:paragraph-properties fo:text-align="center" style:justify-single-word="false"/>
      <style:text-properties fo:font-size="18pt" officeooo:rsid="00058379" officeooo:paragraph-rsid="00058379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58379" officeooo:paragraph-rsid="0005837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058379"/>
    </style:style>
    <style:style style:name="P7" style:family="paragraph" style:parent-style-name="Standard">
      <style:paragraph-properties fo:text-align="start" style:justify-single-word="false"/>
      <style:text-properties officeooo:paragraph-rsid="0006d889"/>
    </style:style>
    <style:style style:name="P8" style:family="paragraph" style:parent-style-name="Standard">
      <style:paragraph-properties fo:text-align="start" style:justify-single-word="false"/>
      <style:text-properties officeooo:paragraph-rsid="0015f424"/>
    </style:style>
    <style:style style:name="P9" style:family="paragraph" style:parent-style-name="Standard">
      <style:paragraph-properties fo:text-align="start" style:justify-single-word="false"/>
      <style:text-properties officeooo:paragraph-rsid="002c7b99"/>
    </style:style>
    <style:style style:name="P10" style:family="paragraph" style:parent-style-name="Standard">
      <style:paragraph-properties fo:text-align="start" style:justify-single-word="false"/>
      <style:text-properties fo:font-size="14pt" officeooo:rsid="00058379" officeooo:paragraph-rsid="00058379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df99d" officeooo:paragraph-rsid="000df99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5f424" officeooo:paragraph-rsid="0015f424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officeooo:rsid="000df99d" officeooo:paragraph-rsid="000df99d"/>
    </style:style>
    <style:style style:name="P14" style:family="paragraph" style:parent-style-name="Standard">
      <style:paragraph-properties fo:text-align="start" style:justify-single-word="false"/>
      <style:text-properties officeooo:rsid="000df99d" officeooo:paragraph-rsid="000e790a"/>
    </style:style>
    <style:style style:name="P15" style:family="paragraph" style:parent-style-name="Standard">
      <style:paragraph-properties fo:text-align="start" style:justify-single-word="false"/>
      <style:text-properties officeooo:rsid="0015f424" officeooo:paragraph-rsid="0015f424"/>
    </style:style>
    <style:style style:name="P16" style:family="paragraph" style:parent-style-name="Standard">
      <style:paragraph-properties fo:text-align="start" style:justify-single-word="false"/>
      <style:text-properties officeooo:rsid="0017988d" officeooo:paragraph-rsid="0015f424"/>
    </style:style>
    <style:style style:name="P17" style:family="paragraph" style:parent-style-name="Standard">
      <style:paragraph-properties fo:text-align="start" style:justify-single-word="false"/>
      <style:text-properties officeooo:rsid="0017988d" officeooo:paragraph-rsid="0017988d"/>
    </style:style>
    <style:style style:name="P18" style:family="paragraph" style:parent-style-name="Standard">
      <style:paragraph-properties fo:text-align="start" style:justify-single-word="false"/>
      <style:text-properties officeooo:rsid="00180c4c" officeooo:paragraph-rsid="00180c4c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font-name="Liberation Serif" fo:font-size="12pt" fo:letter-spacing="normal" fo:font-style="normal" fo:font-weight="normal" officeooo:rsid="0017988d" officeooo:paragraph-rsid="0015f42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font-name="Liberation Serif" fo:font-size="12pt" fo:letter-spacing="normal" fo:font-style="normal" fo:font-weight="normal" officeooo:rsid="0017988d" officeooo:paragraph-rsid="0017988d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officeooo:rsid="00258ec2" officeooo:paragraph-rsid="00258ec2"/>
    </style:style>
    <style:style style:name="P22" style:family="paragraph" style:parent-style-name="Standard">
      <style:paragraph-properties fo:text-align="start" style:justify-single-word="false"/>
      <style:text-properties officeooo:rsid="002e5c6c" officeooo:paragraph-rsid="002e5c6c"/>
    </style:style>
    <style:style style:name="P23" style:family="paragraph" style:parent-style-name="Table_20_Contents">
      <style:paragraph-properties fo:text-align="center" style:justify-single-word="false"/>
      <style:text-properties officeooo:rsid="00146f33" officeooo:paragraph-rsid="00146f33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146f33" officeooo:paragraph-rsid="00146f33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officeooo:rsid="00239bef" officeooo:paragraph-rsid="002cf43c"/>
    </style:style>
    <style:style style:name="P26" style:family="paragraph" style:parent-style-name="Table_20_Contents">
      <style:paragraph-properties fo:text-align="center" style:justify-single-word="false"/>
      <style:text-properties officeooo:rsid="002cf43c" officeooo:paragraph-rsid="002cf43c"/>
    </style:style>
    <style:style style:name="P27" style:family="paragraph" style:parent-style-name="Preformatted_20_Text">
      <style:paragraph-properties fo:text-align="start" style:justify-single-word="false"/>
      <style:text-properties officeooo:rsid="001a918f" officeooo:paragraph-rsid="001a918f"/>
    </style:style>
    <style:style style:name="P28" style:family="paragraph" style:parent-style-name="Standard">
      <style:paragraph-properties fo:text-align="start" style:justify-single-word="false"/>
      <style:text-properties officeooo:rsid="00058379" officeooo:paragraph-rsid="00058379"/>
    </style:style>
    <style:style style:name="T1" style:family="text">
      <style:text-properties officeooo:rsid="000df99d"/>
    </style:style>
    <style:style style:name="T2" style:family="text">
      <style:text-properties officeooo:rsid="0015f424"/>
    </style:style>
    <style:style style:name="T3" style:family="text">
      <style:text-properties fo:font-variant="normal" fo:text-transform="none" fo:color="#000000" style:text-outline="false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text-outline="false" style:font-name="Liberation Serif" fo:font-size="12pt" fo:letter-spacing="normal" fo:font-style="normal" fo:font-weight="normal" officeooo:rsid="0017988d" style:font-size-asian="12pt" style:font-size-complex="12pt"/>
    </style:style>
    <style:style style:name="T5" style:family="text">
      <style:text-properties fo:font-variant="normal" fo:text-transform="none" fo:color="#000000" style:text-outline="false" style:font-name="Liberation Serif" fo:font-size="12pt" fo:letter-spacing="normal" fo:font-style="normal" fo:font-weight="normal" officeooo:rsid="00266f57" style:font-size-asian="12pt" style:font-size-complex="12pt"/>
    </style:style>
    <style:style style:name="T6" style:family="text">
      <style:text-properties fo:font-variant="normal" fo:text-transform="none" fo:color="#000000" style:text-outline="false" style:font-name="Liberation Serif" fo:font-size="14pt" fo:letter-spacing="normal" fo:font-style="normal" fo:font-weight="normal" officeooo:rsid="0017988d" style:font-size-asian="14pt" style:font-size-complex="14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officeooo:rsid="001e5089"/>
    </style:style>
    <style:style style:name="T9" style:family="text">
      <style:text-properties officeooo:rsid="00206a55"/>
    </style:style>
    <style:style style:name="T10" style:family="text">
      <style:text-properties officeooo:rsid="002642de"/>
    </style:style>
    <style:style style:name="T11" style:family="text">
      <style:text-properties officeooo:rsid="002a047d"/>
    </style:style>
    <style:style style:name="T12" style:family="text">
      <style:text-properties officeooo:rsid="002c7b99"/>
    </style:style>
    <style:style style:name="T13" style:family="text">
      <style:text-properties officeooo:rsid="0031bf25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LITECHNIKA WARSZAWSKA</text:p>
      <text:p text:style-name="P5">WYDZIAŁ ELEKTRYCZNY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gramowanie równoległe i rozproszone</text:p>
      <text:p text:style-name="P4">Projekt część II – użycie OpenMP</text:p>
      <text:p text:style-name="P4">Zadanie <text:span text:style-name="T11">BK27</text:span> - ,,<text:span text:style-name="T11">Słownik równoległy</text:span>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Prowadzący: dr inż. <text:span text:style-name="T11">Bartłomiej Kubica</text:span></text:p>
      <text:p text:style-name="P2">Wykonał: Szymon Nogieć</text:p>
      <text:p text:style-name="P2">Nr indeksu: 234446</text:p>
      <text:p text:style-name="P10"><text:soft-page-break/>1. <text:span text:style-name="T1">Implementacja</text:span></text:p>
      <text:p text:style-name="P3"/>
      <text:p text:style-name="P3"><text:tab/>Dla potrzeb zadania zmieniono implementację części sekwencyjnej, dostosowując ją do używania nowoczesnego C++. Dodatkowo usunięto zbędny kod oraz zwiększono rozmiary generowanych słowników. Dla celów zadania dopisano w klasie dwie metody – find_linear i find_mp. Obie te funkcje przyjmują wektor stringów do znalezienia w słowniku.</text:p>
      <text:p text:style-name="P6"><text:tab/><text:span text:style-name="T12">Funkcja find_linear przeszukuje strukturę danych w sposób liniowy.</text:span></text:p>
      <text:p text:style-name="P9"><text:tab/><text:span text:style-name="T12">Funkcja find_mp przeszukuje strukturę danych w sposób równoległy, używając do tego ustawionej wcześniej liczby wątków. Równoległość uzyskano poprzez zastosowanie makra #pragma omp for. Niemniej jednak problematycznym jest używanie struktur z STL razem z open_mp.</text:span></text:p>
      <text:p text:style-name="P9"><text:tab/><text:span text:style-name="T12">W związku z faktem, iż dostęp do std::vector metodami .at, dodawanie elementów poprzez push_back() etc. nie jest bezpieczne w przypadku obliczeń równoległych, należałoby te miejsca w kodzie otoczyć dyrektywą #pragma critical, co bardzo mocno spowolniłoby obliczenia (w szczególności biorąc pod uwagę, iż dostęp do tablicy jest bardzo szybki). W związku z tym zastosowano deklarację rozmiaru wektora ze wskaźnikami elementów, podając jako parametr konstruktura std::vector rozmiar poszukiwanej tablicy stringów. Dzięki temu w pętli for można bezpiecznie użyć dostępu do elementów szablonu poprzez odwoływanie się poprzez konkretny indeks ([i] w pętli for). [2]</text:span></text:p>
      <text:p text:style-name="P6"><text:tab/><text:span text:style-name="T8">Przed wywołaniem pętli for, należy zadeklarować makro</text:span></text:p>
      <text:p text:style-name="P27">#pragma omp for</text:p>
      <text:p text:style-name="P7"/>
      <text:p text:style-name="P11"><text:tab/>2. Wyniki obliczeń</text:p>
      <text:p text:style-name="P13"/>
      <text:p text:style-name="P14"><text:tab/>Dla porównania obliczeń wykorzystano <text:span text:style-name="T9">tekst o rozmiarze około 2MB. Obliczenia przeprowadzono na procesorze 4-rdzeniowym intel i5-4590 w systemie operacyjnym Linux dystrybucja Ubuntu 18.04. Wykorzystano kompilator g++ w wersji 7.3.0.</text:span></text:p>
      <text:p text:style-name="P14"><text:tab/></text:p>
      <text:p text:style-name="P14"><text:s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Liczba wątków</text:p>
          </table:table-cell>
          <table:table-cell table:style-name="Tabela1.B1" office:value-type="string">
            <text:p text:style-name="P26">Czas <text:span text:style-name="T13">[s]</text:span></text:p>
          </table:table-cell>
        </table:table-row>
        <table:table-row>
          <table:table-cell table:style-name="Tabela1.A2" office:value-type="string">
            <text:p text:style-name="P23">1</text:p>
          </table:table-cell>
          <table:table-cell table:style-name="Tabela1.B2" office:value-type="string">
            <text:p text:style-name="P25">3.92676</text:p>
          </table:table-cell>
        </table:table-row>
        <table:table-row>
          <table:table-cell table:style-name="Tabela1.A2" office:value-type="string">
            <text:p text:style-name="P23">2</text:p>
          </table:table-cell>
          <table:table-cell table:style-name="Tabela1.B2" office:value-type="string">
            <text:p text:style-name="P25">1.9877</text:p>
          </table:table-cell>
        </table:table-row>
        <table:table-row>
          <table:table-cell table:style-name="Tabela1.A2" office:value-type="string">
            <text:p text:style-name="P23">4</text:p>
          </table:table-cell>
          <table:table-cell table:style-name="Tabela1.B2" office:value-type="string">
            <text:p text:style-name="P25">1.12562</text:p>
          </table:table-cell>
        </table:table-row>
        <table:table-row>
          <table:table-cell table:style-name="Tabela1.A2" office:value-type="string">
            <text:p text:style-name="P23">8</text:p>
          </table:table-cell>
          <table:table-cell table:style-name="Tabela1.B2" office:value-type="string">
            <text:p text:style-name="P25">1.14172</text:p>
          </table:table-cell>
        </table:table-row>
        <table:table-row>
          <table:table-cell table:style-name="Tabela1.A2" office:value-type="string">
            <text:p text:style-name="P23">16</text:p>
          </table:table-cell>
          <table:table-cell table:style-name="Tabela1.B2" office:value-type="string">
            <text:p text:style-name="P25">1.12037</text:p>
          </table:table-cell>
        </table:table-row>
      </table:table>
      <text:p text:style-name="P7"/>
      <text:p text:style-name="P18"><text:tab/>Całość wyników programu:</text:p>
      <text:p text:style-name="P18"/>
      <text:p text:style-name="P21">/home/szymi/src/studies/PRiR/v2/seq/cmake-build-debug/openmp_prir</text:p>
      <text:p text:style-name="P21">----LINEAR SEARCH----</text:p>
      <text:p text:style-name="P21">----OPENMP PARALLEL SEARCH----</text:p>
      <text:p text:style-name="P21">----OPENMP PARALLEL SEARCH----</text:p>
      <text:p text:style-name="P21">----OPENMP PARALLEL SEARCH----</text:p>
      <text:p text:style-name="P21">----OPENMP PARALLEL SEARCH----</text:p>
      <text:p text:style-name="P21">----OPENMP PARALLEL SEARCH----</text:p>
      <text:p text:style-name="P21">Linear --- 4.66877</text:p>
      <text:p text:style-name="P21">omp 1 --- 3.92676</text:p>
      <text:p text:style-name="P21">omp 2 --- 1.9877</text:p>
      <text:p text:style-name="P21">omp 4 --- 1.12562</text:p>
      <text:p text:style-name="P21">omp 8 --- 1.14172</text:p>
      <text:p text:style-name="P21"><text:soft-page-break/>omp 16 --- 1.12037</text:p>
      <text:p text:style-name="P12"/>
      <text:p text:style-name="P12"/>
      <text:p text:style-name="P12"><draw:frame draw:style-name="fr1" draw:name="Obi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text:tab/>3. Wnioski</text:p>
      <text:p text:style-name="P15"/>
      <text:p text:style-name="P15"><text:tab/>Z wartości czasu w testach wynika, że największe przyspieszenie uzyskano przy zwiększeniu liczby wątków z 1 na dwa. <text:span text:style-name="T10">M</text:span>ożna <text:span text:style-name="T10">było się spodziewać, że</text:span> czas obliczeń skracany <text:span text:style-name="T10">powinien być </text:span>o około 50 procent (mniej dla krótkich obliczeń – większy wpływ czasu potrzebnego na inicjalizacje, a większy dla dłuższych). <text:span text:style-name="T10">Niemniej jednak nie mogłem wykonać obliczeń dla większych plików wejściowych, ponieważ rozmiary alokowanych wektorów/stringów był zbyt dyże. Kolejne dodanie wątków nie wprowadza takiego przyspieszenia, Przy dużej liczbie niezależnych obliczeń zyski z przyspieszenia są coraz mniejsze. </text:span></text:p>
      <text:p text:style-name="P8"><text:span text:style-name="T2"><text:tab/></text:span><text:span text:style-name="T3">Teoretycznie, </text:span><text:span text:style-name="T4">przyspieszenie</text:span><text:span text:style-name="T7"> </text:span><text:span text:style-name="T3">spowodowane zrównolegleniem mogłoby być co najwyżej liniowe – podwojenie liczby jednostek obliczeniowych nie może zmniejszyć czasu obliczeń o więcej niż połowę, jednak w praktyce osiągnięcie optymalnego przyspieszenia nie jest możliwe. Większość realizacji osiąga przyspieszenie bliskie optymalnemu tylko dla małej liczby jednostek obliczeniowych. </text:span><text:span text:style-name="T4">[</text:span><text:span text:style-name="T5">1</text:span><text:span text:style-name="T4">]</text:span></text:p>
      <text:p text:style-name="P19"/>
      <text:p text:style-name="P19"/>
      <text:p text:style-name="P19"/>
      <text:p text:style-name="P8"><text:span text:style-name="T4"><text:tab/></text:span><text:span text:style-name="T6">4. Bibliografia</text:span></text:p>
      <text:p text:style-name="P16"/>
      <text:p text:style-name="P17"><text:span text:style-name="T3">[</text:span><text:span text:style-name="T5">1</text:span><text:span text:style-name="T3">] <text:s/></text:span><text:a xlink:type="simple" xlink:href="https://pl.wikipedia.org/wiki/Obliczenia_równoległe" text:style-name="Internet_20_link" text:visited-style-name="Visited_20_Internet_20_Link">https://pl.wikipedia.org/wiki/Obliczenia_r%C3%B3wnoleg%C5%82e</text:a></text:p>
      <text:p text:style-name="P22">[2] <text:s/><text:a xlink:type="simple" xlink:href="https://www.openmp.org/wp-content/uploads/openmp-examples-4.5.0.pdf" text:style-name="Internet_20_link" text:visited-style-name="Visited_20_Internet_20_Link">https://www.openmp.org/wp-content/uploads/openmp-examples-4.5.0.pdf</text:a></text:p>
      <text:p text:style-name="P22"/>
      <text:p text:style-name="P20"/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30:37.697412672</meta:creation-date>
    <dc:date>2019-01-06T13:54:14.603322410</dc:date>
    <meta:editing-duration>PT1H34M13S</meta:editing-duration>
    <meta:editing-cycles>45</meta:editing-cycles>
    <meta:generator>LibreOffice/6.0.7.3$Linux_X86_64 LibreOffice_project/00m0$Build-3</meta:generator>
    <meta:document-statistic meta:table-count="1" meta:image-count="0" meta:object-count="1" meta:page-count="3" meta:paragraph-count="52" meta:word-count="446" meta:character-count="3451" meta:non-whitespace-character-count="30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3cm" svg:y="0.179cm" svg:width="14.349cm" svg:height="7.66cm">
          <chartooo:coordinate-region svg:x="2.057cm" svg:y="0.378cm" svg:width="13.435cm" svg:height="6.814cm"/>
          <chart:axis chart:dimension="x" chart:name="primary-x" chart:style-name="ch3" chartooo:axis-type="auto">
            <chartooo:date-scale/>
            <chart:title svg:x="7.388cm" svg:y="8.018cm" chart:style-name="ch4">
              <text:p>Liczba wątków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4.635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26">
                <text:p>3.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417">
                <text:p>1.1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